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oboto Mono2" svg:font-family="'Roboto Mono'" style:font-family-generic="modern" style:font-pitch="fixed"/>
    <style:font-face style:name="Roboto Mono1" svg:font-family="'Roboto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Roboto Mono" svg:font-family="'Roboto Mono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oboto Mono2" svg:font-family="'Roboto Mono'" style:font-family-generic="modern" style:font-pitch="fixed"/>
    <style:font-face style:name="Roboto Mono1" svg:font-family="'Roboto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Roboto Mono" svg:font-family="'Roboto Mono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1-01-10T19:51:40.442000000</dc:date>
    <meta:editing-duration>P3DT17H25M29S</meta:editing-duration>
    <meta:editing-cycles>179</meta:editing-cycles>
    <meta:generator>LibreOffice/6.4.5.2$Windows_X86_64 LibreOffice_project/a726b36747cf2001e06b58ad5db1aa3a9a1872d6</meta:generator>
    <meta:document-statistic meta:object-count="0"/>
  </office:meta>
</office:document-meta>
</file>